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b4d8a" officeooo:paragraph-rsid="000b4d8a"/>
    </style:style>
    <style:style style:name="P3" style:family="paragraph" style:parent-style-name="Table_20_Contents">
      <style:text-properties officeooo:paragraph-rsid="000d3f1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0b4d8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d3f1f" officeooo:paragraph-rsid="000d3f1f"/>
    </style:style>
    <style:style style:name="P7" style:family="paragraph" style:parent-style-name="Table_20_Contents" style:list-style-name="L1"/>
    <style:style style:name="P8" style:family="paragraph" style:parent-style-name="Table_20_Contents">
      <style:text-properties officeooo:rsid="000952b6" officeooo:paragraph-rsid="000e0135"/>
    </style:style>
    <style:style style:name="P9" style:family="paragraph" style:parent-style-name="Table_20_Contents">
      <style:text-properties officeooo:paragraph-rsid="000e0135"/>
    </style:style>
    <style:style style:name="P10" style:family="paragraph" style:parent-style-name="Azione_20_attore">
      <style:text-properties officeooo:rsid="001f2df0" officeooo:paragraph-rsid="001f2df0"/>
    </style:style>
    <style:style style:name="P11" style:family="paragraph" style:parent-style-name="Azione_20_attore">
      <style:text-properties officeooo:paragraph-rsid="000e0135"/>
    </style:style>
    <style:style style:name="P12" style:family="paragraph" style:parent-style-name="Azione_20_sistema">
      <style:text-properties officeooo:rsid="001f2df0" officeooo:paragraph-rsid="001f2df0"/>
    </style:style>
    <style:style style:name="T1" style:family="text">
      <style:text-properties officeooo:rsid="000952b6"/>
    </style:style>
    <style:style style:name="T2" style:family="text">
      <style:text-properties officeooo:rsid="001f2df0"/>
    </style:style>
    <style:style style:name="T3" style:family="text">
      <style:text-properties officeooo:rsid="000b4d8a"/>
    </style:style>
    <style:style style:name="T4" style:family="text">
      <style:text-properties officeooo:rsid="0012dfa4"/>
    </style:style>
    <style:style style:name="T5" style:family="text">
      <style:text-properties officeooo:rsid="000d3f1f"/>
    </style:style>
    <style:style style:name="T6" style:family="text">
      <style:text-properties officeooo:rsid="00109d8d"/>
    </style:style>
    <style:style style:name="T7" style:family="text">
      <style:text-properties officeooo:rsid="000e0135"/>
    </style:style>
    <style:style style:name="T8" style:family="text">
      <style:text-properties officeooo:rsid="000e10c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7">Rifiuta</text:span><text:span text:style-name="T5"> </text:span>richiesta <text:span text:style-name="T5">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7">UC_M_9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Delegato tirocin<text:span text:style-name="T7">ant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L'utente accede al sistema e viene riconosciuto come </text:span><text:span text:style-name="T5">Delegato Tirocin</text:span><text:span text:style-name="T7">anti</text:span><text:span text:style-name="T4"><text:line-break/>Un </text:span><text:span text:style-name="T6">impiegato</text:span><text:span text:style-name="T4"> deve aver fatto una richiesta specifica (UC_M_</text:span><text:span text:style-name="T6">8</text:span><text:span text:style-name="T4"> Richiest</text:span><text:span text:style-name="T6">a</text:span><text:span text:style-name="T4"> </text:span><text:span text:style-name="T6">tirocinante</text:span><text:span text:style-name="T4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95442" text:style-name="Numerazione_20_UC">
              <text:list-item text:start-value="1">
                <text:p text:style-name="P10"><text:span text:style-name="T7">Il delegato </text:span>accede alla sua <text:span text:style-name="T7">area</text:span> personale.</text:p>
              </text:list-item>
              <text:list-item>
                <text:p text:style-name="P12">Il sistema <text:span text:style-name="T7">mostra un messaggio di notifica</text:span></text:p>
              </text:list-item>
              <text:list-item>
                <text:p text:style-name="P11"><text:span text:style-name="T7">Il delegato visualizza la richiesta di tirocinanti per un determinato evento o data e la rifiu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7">Il sistema notifica l'avvenuto rifiu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89497" text:style-name="L1">
              <text:list-item>
                <text:p text:style-name="P7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<text:span text:style-name="T7">informazioni</text:span> entro 20 secondi dalla richiesta.</text:p>
            <text:p text:style-name="Table_20_Contents">Il sistema deve visualizzare il messaggio di errore entro 20 secondi dalla conferma delle modifiche.</text:p>
          </table:table-cell>
        </table:table-row>
      </table:table>
      <text:p text:style-name="P5">UC_M_<text:span text:style-name="T5">42</text:span><text:span text:style-name="T1">_</text:span><text:span text:style-name="T5">Il delegato tirocin</text:span><text:span text:style-name="T7">anti r</text:span><text:span text:style-name="T8">i</text:span><text:span text:style-name="T7">fiuta</text:span><text:span text:style-name="T5"> una richiesta di tirocina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0:12:42.91</meta:creation-date>
    <meta:editing-duration>PT6S</meta:editing-duration>
    <meta:editing-cycles>5</meta:editing-cycles>
    <meta:generator>LibreOffice/3.6$Windows_x86 LibreOffice_project/da8c1e6-fd468f4-454e206-f42a4a9-143cfd</meta:generator>
    <dc:date>2012-11-23T20:27:11.52</dc:date>
    <dc:creator>Mariella </dc:creator>
    <meta:document-statistic meta:table-count="1" meta:image-count="0" meta:object-count="0" meta:page-count="1" meta:paragraph-count="20" meta:word-count="125" meta:character-count="863" meta:non-whitespace-character-count="762"/>
  </office:meta>
</office:document-meta>
</file>